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12FF52BD345B3717300.png" manifest:media-type="image/png"/>
  <manifest:file-entry manifest:full-path="Pictures/100002010000064000000384C19BE842899ED680.png" manifest:media-type="image/png"/>
  <manifest:file-entry manifest:full-path="Pictures/100002010000064000000384C1D9AA6877958372.png" manifest:media-type="image/png"/>
  <manifest:file-entry manifest:full-path="Pictures/1000020100000640000003843343E0A919ECC877.png" manifest:media-type="image/png"/>
  <manifest:file-entry manifest:full-path="Pictures/100002010000064000000384A58C6366092B1F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dcc" officeooo:paragraph-rsid="0001ddcc"/>
    </style:style>
    <style:style style:name="P2" style:family="paragraph" style:parent-style-name="Standard">
      <style:text-properties fo:font-size="15pt" fo:font-weight="bold" officeooo:rsid="0001ddcc" officeooo:paragraph-rsid="0001ddcc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6pt" fo:font-weight="bold" officeooo:rsid="0001ddcc" officeooo:paragraph-rsid="0001ddcc" style:font-size-asian="16pt" style:font-weight-asian="bold" style:font-size-complex="16pt" style:font-weight-complex="bold"/>
    </style:style>
    <style:style style:name="T1" style:family="text">
      <style:text-properties officeooo:rsid="0004b1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b14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text:span text:style-name="T3">21Mca002 </text:span><text:span text:style-name="T2"><text:s text:c="9"/></text:span><text:s text:c="130"/></text:p>
      <text:p text:style-name="Standard"/>
      <text:p text:style-name="Standard"/>
      <text:p text:style-name="P2">ls </text:p>
      <text:p text:style-name="P1"/>
      <text:p text:style-name="P1"><draw:frame draw:style-name="fr1" draw:name="Image1" text:anchor-type="paragraph" svg:width="17cm" svg:height="9.562cm" draw:z-index="0"><draw:image xlink:href="Pictures/1000020100000640000003843343E0A919ECC877.png" xlink:type="simple" xlink:show="embed" xlink:actuate="onLoad" loext:mime-type="image/x-vclgraphic"/></draw:frame></text:p>
      <text:p text:style-name="P1"/>
      <text:p text:style-name="P3">ls -a </text:p>
      <text:p text:style-name="P3"/>
      <text:p text:style-name="P1"><draw:frame draw:style-name="fr2" draw:name="Image2" text:anchor-type="paragraph" svg:width="17cm" svg:height="9.562cm" draw:z-index="1"><draw:image xlink:href="Pictures/100002010000064000000384A58C6366092B1F2F.png" xlink:type="simple" xlink:show="embed" xlink:actuate="onLoad" loext:mime-type="image/x-vclgraphic"/></draw:frame></text:p>
      <text:p text:style-name="P3"/>
      <text:p text:style-name="P3"><text:soft-page-break/>pwd, cd, mkdir, rmdir </text:p>
      <text:p text:style-name="P1"/>
      <text:p text:style-name="P1"><draw:frame draw:style-name="fr1" draw:name="Image3" text:anchor-type="paragraph" svg:width="17cm" svg:height="9.562cm" draw:z-index="2"><draw:image xlink:href="Pictures/100002010000064000000384C19BE842899ED68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draw:frame draw:style-name="fr3" draw:name="Image4" text:anchor-type="paragraph" svg:width="13.758cm" svg:height="8.017cm" draw:z-index="3"><draw:image xlink:href="Pictures/10000201000002080000012FF52BD345B371730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5" text:anchor-type="paragraph" svg:width="17cm" svg:height="9.562cm" draw:z-index="4"><draw:image xlink:href="Pictures/100002010000064000000384C1D9AA6877958372.png" xlink:type="simple" xlink:show="embed" xlink:actuate="onLoad" loext:mime-type="image/x-vclgraphic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9:56:39.122033692</meta:creation-date>
    <dc:date>2022-03-17T10:13:32.550861469</dc:date>
    <meta:editing-duration>PT4M52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4" meta:word-count="8" meta:character-count="227" meta:non-whitespace-character-count="32"/>
  </office:meta>
</office:document-meta>
</file>